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38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1.3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ODE</text:p>
          </table:table-cell>
          <table:table-cell table:style-name="ce2" office:value-type="string" calcext:value-type="string">
            <text:p>PURPOSE (TRAIN/VAL/TEST)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gnatune-classical-19-phoebe_carrai_js_bach_cello_suite_no__1_in_g_major_gigue_bwv_1007-0-29</text:p>
          </table:table-cell>
          <table:table-cell office:value-type="string" calcext:value-type="string">
            <text:p>cello0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gnatune-classical-19-phoebe_carrai_js_bach_cello_suite_no__1_in_g_major_gigue_bwv_1007-59-88</text:p>
          </table:table-cell>
          <table:table-cell office:value-type="string" calcext:value-type="string">
            <text:p>cello1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nya_tomkins_and_eric_zivian-beethoven_piano_and_cello_works-17-sonata_in_d_major_op__102_no__2_allegro_fugato-204-233</text:p>
          </table:table-cell>
          <table:table-cell office:value-type="string" calcext:value-type="string">
            <text:p>cello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ito_paternoster-cd1bach_cello_suites-01-suite_i_in_sol_maggiore__prelude-30-59</text:p>
          </table:table-cell>
          <table:table-cell office:value-type="string" calcext:value-type="string">
            <text:p>cello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to_paternoster-cd2bach_cello_suites-19-suite_v_in_do_minore__gigue-88-117</text:p>
          </table:table-cell>
          <table:table-cell office:value-type="string" calcext:value-type="string">
            <text:p>cello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pa_ya-apa_ya-02-egyptian_wedding-0-29</text:p>
          </table:table-cell>
          <table:table-cell office:value-type="string" calcext:value-type="string">
            <text:p>drums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p_trio-big_dipper-01-wreck_of_the_zephyr-117-146</text:p>
          </table:table-cell>
          <table:table-cell office:value-type="string" calcext:value-type="string">
            <text:p>drums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lik-dreams_from_the_machine-01-ika-175-204</text:p>
          </table:table-cell>
          <table:table-cell office:value-type="string" calcext:value-type="string">
            <text:p>drums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mi_sieber-second_sight-01-edge_of_my_soul-146-175</text:p>
          </table:table-cell>
          <table:table-cell office:value-type="string" calcext:value-type="string">
            <text:p>drums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olace-ahsas-09-opaque_drum_solo-146-175</text:p>
          </table:table-cell>
          <table:table-cell office:value-type="string" calcext:value-type="string">
            <text:p>drums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erican_baroque-mozart_4_quartets_for_strings_and_winds-07-flute_quartet_in_c_k285b__theme_and_variations-30-59</text:p>
          </table:table-cell>
          <table:table-cell office:value-type="string" calcext:value-type="string">
            <text:p>flute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riddes_roune-lenten_is_come-17-when_the_nichtegale_singes-0-29</text:p>
          </table:table-cell>
          <table:table-cell office:value-type="string" calcext:value-type="string">
            <text:p>flute1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gnaloops-world_loops_1-25-osdbethquist434-0-29</text:p>
          </table:table-cell>
          <table:table-cell office:value-type="string" calcext:value-type="string">
            <text:p>flute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ilharmonia_baroque-mozart_orchestral_works-07-concerto_for_flute_and_harp_in_c_major_kv299_rondo-320-349</text:p>
          </table:table-cell>
          <table:table-cell office:value-type="string" calcext:value-type="string">
            <text:p>flute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emann_trio_berlin-telemann_trio_berlin-01-triosonate_fur_flute_violine_und_basso__dolce_telemann-0-29</text:p>
          </table:table-cell>
          <table:table-cell office:value-type="string" calcext:value-type="string">
            <text:p>flute4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cob_heringman_and_catherine_king-alonso_mudarra_songs_and_solos-17-fantasia_del_priner_tono_4_course_guitar-30-59.mp3</text:p>
          </table:table-cell>
          <table:table-cell office:value-type="string" calcext:value-type="string">
            <text:p>guitar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ag-cypress_grove_blues-04-guitar_rag-59-88</text:p>
          </table:table-cell>
          <table:table-cell office:value-type="string" calcext:value-type="string">
            <text:p>guitar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eff_wahl-guitarscapes-14-allegro_in_d_minor-30-59</text:p>
          </table:table-cell>
          <table:table-cell office:value-type="string" calcext:value-type="string">
            <text:p>guitar2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ohn_williams-long_ride_home-22-landfall_bonus_track_from_quiet_guitar-0-29</text:p>
          </table:table-cell>
          <table:table-cell office:value-type="string" calcext:value-type="string">
            <text:p>guitar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illiam_brooks-blue_ribbon__the_best_of_william_brooks-02-ole_soledad-0-29</text:p>
          </table:table-cell>
          <table:table-cell office:value-type="string" calcext:value-type="string">
            <text:p>guitar4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heryl_ann_fulton-the_once_and_future_harp-01-native_spirit-0-29</text:p>
          </table:table-cell>
          <table:table-cell office:value-type="string" calcext:value-type="string">
            <text:p>harp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eryl_ann_fulton-the_once_and_future_harp-02-the_poet-349-378</text:p>
          </table:table-cell>
          <table:table-cell office:value-type="string" calcext:value-type="string">
            <text:p>harp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eryl_ann_fulton-the_once_and_future_harp-08-virgin_light-0-29</text:p>
          </table:table-cell>
          <table:table-cell office:value-type="string" calcext:value-type="string">
            <text:p>harp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eryl_ann_fulton-the_once_and_future_harp-09-love___light-59-88</text:p>
          </table:table-cell>
          <table:table-cell office:value-type="string" calcext:value-type="string">
            <text:p>harp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ilharmonia_baroque-mozart_orchestral_works-07-concerto_for_flute_and_harp_in_c_major_kv299_rondo-407-436.mp3</text:p>
          </table:table-cell>
          <table:table-cell office:value-type="string" calcext:value-type="string">
            <text:p>harp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erican_bach_soloists-j_s__bach__transcriptions_of_italian_music-01-concerto_in_a_minor_for_four_harpsichords_bwv_1065_i_allegro-0-29</text:p>
          </table:table-cell>
          <table:table-cell office:value-type="string" calcext:value-type="string">
            <text:p>harpsichord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nneke_van_proosdij-harpsichord_suites_of_chambonnieres-01-suite_in_d_minor__allemande_la_loureuse-30-59</text:p>
          </table:table-cell>
          <table:table-cell office:value-type="string" calcext:value-type="string">
            <text:p>harpsichord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anine_johnson-telemann_harpsichord_solos_from_der_getreue_music_meister-01-trouble_fete_gorner-0-29</text:p>
          </table:table-cell>
          <table:table-cell office:value-type="string" calcext:value-type="string">
            <text:p>harpsichord2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even_devine-portrait_of_an_english_harpsichord-02-lesson_1_in_g_major_allemande_james_nares-0-29</text:p>
          </table:table-cell>
          <table:table-cell office:value-type="string" calcext:value-type="string">
            <text:p>harpsichord3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he_sarasa_ensemble-a_baroque_mosaic-13-concerto_for_harpsichord_in_f_major___presto_bach-0-29</text:p>
          </table:table-cell>
          <table:table-cell office:value-type="string" calcext:value-type="string">
            <text:p>harpsichord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n_hanford-24_preludes_for_solo_piano-05-prelude_no__5_in_g_minor-30-59</text:p>
          </table:table-cell>
          <table:table-cell office:value-type="string" calcext:value-type="string">
            <text:p>piano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an_hanford-24_preludes_for_solo_piano-23-prelude_no__23_in_a_minor-30-59</text:p>
          </table:table-cell>
          <table:table-cell office:value-type="string" calcext:value-type="string">
            <text:p>piano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anine_johnson-chopin_recital-01-waltz_kk_iva_no_12_in_e_major-0-29</text:p>
          </table:table-cell>
          <table:table-cell office:value-type="string" calcext:value-type="string">
            <text:p>piano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anine_johnson-chopin_recital-11-ballade_op_23_in_g_minor-0-29</text:p>
          </table:table-cell>
          <table:table-cell office:value-type="string" calcext:value-type="string">
            <text:p>piano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nya_tomkins_and_eric_zivian-beethoven_piano_and_cello_works-03-7_variations_on_a_theme_from_the_magic_flute_in_eb_woo_46-59-88</text:p>
          </table:table-cell>
          <table:table-cell office:value-type="string" calcext:value-type="string">
            <text:p>piano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y_kishor-amber-02-raga_malgunji__jor-0-29</text:p>
          </table:table-cell>
          <table:table-cell office:value-type="string" calcext:value-type="string">
            <text:p>sitar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tar-cd1_the_sowebo_concert-01-raga_maru_bihag_alapjay_kishor-1944-1973</text:p>
          </table:table-cell>
          <table:table-cell office:value-type="string" calcext:value-type="string">
            <text:p>sitar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tar-first_congregational_church_concert-01-raga_patdeep__alap__jay_kishor-2147-2176</text:p>
          </table:table-cell>
          <table:table-cell office:value-type="string" calcext:value-type="string">
            <text:p>sitar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zanne_teng-miles_beyond-04-sitara-0-29</text:p>
          </table:table-cell>
          <table:table-cell office:value-type="string" calcext:value-type="string">
            <text:p>sitar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ouchinggrace-submission-05-sitar_study-117-146</text:p>
          </table:table-cell>
          <table:table-cell office:value-type="string" calcext:value-type="string">
            <text:p>sitar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itar 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sic_of_the_spheres-music_of_the_spheres-06-von_biber_passacaglia_for_solo_violins-0-29</text:p>
          </table:table-cell>
          <table:table-cell office:value-type="string" calcext:value-type="string">
            <text:p>violin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usic_of_the_spheres-music_of_the_spheres-06-von_biber_passacaglia_for_solo_violins-407-436</text:p>
          </table:table-cell>
          <table:table-cell office:value-type="string" calcext:value-type="string">
            <text:p>violin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ichard_savino-legrenzi__venice_before_vivaldi-01-sonata_seconda_a_tre__due_violini_e_viola_da_brazzo-0-29</text:p>
          </table:table-cell>
          <table:table-cell office:value-type="string" calcext:value-type="string">
            <text:p>violin2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nd_craig_and_dornenburg-biber_violin_sonatas-01-biber_sonata_6_in_c_minor_from_8_sonatas_1681-117-146</text:p>
          </table:table-cell>
          <table:table-cell office:value-type="string" calcext:value-type="string">
            <text:p>violin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ito_paternoster-cd2bach_sonatas_and_partitas_for_solo_violin-08-sonata_terza_in_fa_maggiore__largo-88-117</text:p>
          </table:table-cell>
          <table:table-cell office:value-type="string" calcext:value-type="string">
            <text:p>violin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iev_theological_academy_and_seminary_choir-traditional_worship_singing_of_kievpechersk_lavra-01-blessed_is_the_man-0-29</text:p>
          </table:table-cell>
          <table:table-cell office:value-type="string" calcext:value-type="string">
            <text:p>voice0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“voice”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itka-the_vine-01-leskoviq_benet_pazar_albania-59-88</text:p>
          </table:table-cell>
          <table:table-cell office:value-type="string" calcext:value-type="string">
            <text:p>voice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“voice”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a_primavera-english_renaissance_music-09-when_to_her_lute_corina_sings_rosseter_campion-0-29</text:p>
          </table:table-cell>
          <table:table-cell office:value-type="string" calcext:value-type="string">
            <text:p>voice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“voice”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aloops-world_loops_1-53-080bheadroomproject1070-0-29</text:p>
          </table:table-cell>
          <table:table-cell office:value-type="string" calcext:value-type="string">
            <text:p>voice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“voice”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ira_kammen-the_castle_of_the_holly_king-01-the_holly_bears_a_berry-59-88</text:p>
          </table:table-cell>
          <table:table-cell office:value-type="string" calcext:value-type="string">
            <text:p>voice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“voice”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4T20:44:35.529189941</meta:creation-date>
    <dc:date>2022-08-14T20:45:18.869766298</dc:date>
    <meta:editing-duration>PT44S</meta:editing-duration>
    <meta:editing-cycles>1</meta:editing-cycles>
    <meta:document-statistic meta:table-count="1" meta:cell-count="255" meta:object-count="0"/>
    <meta:generator>LibreOffice/7.3.4.2$MacOSX_X86_64 LibreOffice_project/728fec16bd5f605073805c3c9e7c4212a0120dc5</meta:generator>
  </office:meta>
</office:document-meta>
</file>